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2f0ff" draw:textarea-horizontal-align="justify" draw:textarea-vertical-align="middle" draw:auto-grow-height="false" fo:min-height="11.984cm" fo:min-width="14.774cm"/>
    </style:style>
    <style:style style:name="gr2" style:family="graphic" style:parent-style-name="standard">
      <style:graphic-properties draw:fill-color="#c9e3ff" draw:textarea-horizontal-align="justify" draw:textarea-vertical-align="middle" draw:auto-grow-height="false" fo:min-height="9.296cm" fo:min-width="10.886cm"/>
    </style:style>
    <style:style style:name="gr3" style:family="graphic" style:parent-style-name="standard">
      <style:graphic-properties svg:stroke-color="#0066cc" draw:fill-color="#a6d1ff" draw:textarea-horizontal-align="justify" draw:textarea-vertical-align="middle" draw:auto-grow-height="false" fo:min-height="6.54cm" fo:min-width="7.844cm"/>
    </style:style>
    <style:style style:name="gr4" style:family="graphic" style:parent-style-name="standard">
      <style:graphic-properties draw:fill-color="#96b7ff" draw:textarea-horizontal-align="justify" draw:textarea-vertical-align="middle" draw:auto-grow-height="false" fo:min-height="1.378cm" fo:min-width="1.976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</style:style>
    <style:style style:name="P1" style:family="paragraph">
      <loext:graphic-properties draw:fill-color="#e2f0ff"/>
      <style:paragraph-properties fo:text-align="center"/>
    </style:style>
    <style:style style:name="P2" style:family="paragraph">
      <loext:graphic-properties draw:fill-color="#c9e3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6d1ff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96b7ff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cm" svg:height="17.3cm" svg:x="-0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6.1cm" svg:height="13.5cm" svg:x="1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1.8cm" svg:height="9.6cm" svg:x="4.099cm" svg:y="9.3cm">
          <text:p text:style-name="P3">Dev 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2.3cm" svg:x="8.2cm" svg:y="12.9cm">
          <text:p text:style-name="P5"><text:span text:style-name="T1">UoB</text:span></text:p>
          <text:p text:style-name="P5"><text:span text:style-name="T1">Calen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6cm" svg:height="0.763cm" svg:x="8.9cm" svg:y="11.1cm">
          <draw:text-box>
            <text:p text:style-name="P7"><text:span text:style-name="T2">Dev Team</text:span></text:p>
          </draw:text-box>
        </draw:frame>
        <draw:frame draw:style-name="gr6" draw:text-style-name="P8" draw:layer="layout" svg:width="2.754cm" svg:height="0.763cm" svg:x="11.9cm" svg:y="14.9cm">
          <draw:text-box>
            <text:p><text:span text:style-name="T2">Staff/Users</text:span></text:p>
          </draw:text-box>
        </draw:frame>
        <draw:frame draw:style-name="gr6" draw:text-style-name="P8" draw:layer="layout" svg:width="3.038cm" svg:height="0.763cm" svg:x="5.6cm" svg:y="15.6cm">
          <draw:text-box>
            <text:p><text:span text:style-name="T2">Admin Team</text:span></text:p>
          </draw:text-box>
        </draw:frame>
        <draw:frame draw:style-name="gr6" draw:text-style-name="P8" draw:layer="layout" svg:width="2.5cm" svg:height="0.763cm" svg:x="14.9cm" svg:y="11cm">
          <draw:text-box>
            <text:p><text:span text:style-name="T2">University</text:span></text:p>
          </draw:text-box>
        </draw:frame>
        <draw:frame draw:style-name="gr7" draw:text-style-name="P8" draw:layer="layout" svg:width="2.86cm" svg:height="0.9cm" svg:x="3.9cm" svg:y="17.9cm">
          <draw:text-box>
            <text:p><text:span text:style-name="T2">Legal Team</text:span></text:p>
          </draw:text-box>
        </draw:frame>
        <draw:frame draw:style-name="gr8" draw:text-style-name="P8" draw:layer="layout" svg:width="4.845cm" svg:height="1.037cm" svg:x="9.6cm" svg:y="19.163cm">
          <draw:text-box>
            <text:p><text:span text:style-name="T2">Heads of Department</text:span></text:p>
          </draw:text-box>
        </draw:frame>
        <draw:frame draw:style-name="gr6" draw:text-style-name="P8" draw:layer="layout" svg:width="3.626cm" svg:height="0.763cm" svg:x="7.774cm" svg:y="8cm">
          <draw:text-box>
            <text:p><text:span text:style-name="T2">Head of School</text:span></text:p>
          </draw:text-box>
        </draw:frame>
        <draw:frame draw:style-name="gr6" draw:text-style-name="P8" draw:layer="layout" svg:width="3.321cm" svg:height="0.763cm" svg:x="8.379cm" svg:y="6cm">
          <draw:text-box>
            <text:p><text:span text:style-name="T2">Web Services</text:span></text:p>
          </draw:text-box>
        </draw:frame>
        <draw:frame draw:style-name="gr6" draw:text-style-name="P8" draw:layer="layout" svg:width="3.122cm" svg:height="0.763cm" svg:x="8.178cm" svg:y="21.537cm">
          <draw:text-box>
            <text:p><text:span text:style-name="T2">Web Hosting</text:span></text:p>
          </draw:text-box>
        </draw:frame>
        <draw:frame draw:style-name="gr6" draw:text-style-name="P8" draw:layer="layout" svg:width="2.305cm" svg:height="0.763cm" svg:x="0.5cm" svg:y="10cm">
          <draw:text-box>
            <text:p><text:span text:style-name="T2">Stud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ben </meta:initial-creator>
    <meta:creation-date>2017-02-20T15:00:57.602361670</meta:creation-date>
    <dc:date>2017-02-20T15:34:26.149866993</dc:date>
    <dc:creator>Jaben </dc:creator>
    <meta:editing-duration>PT33M28S</meta:editing-duration>
    <meta:editing-cycles>3</meta:editing-cycles>
    <meta:generator>LibreOffice/5.0.6.2$Linux_X86_64 LibreOffice_project/00$Build-2</meta:generator>
    <meta:document-statistic meta:object-count="14"/>
  </office:meta>
</office:document-meta>
</file>